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draw:fill="solid" draw:fill-color="#ccccff" draw:textarea-horizontal-align="center" draw:textarea-vertical-align="middle"/>
    </style:style>
    <style:style style:name="gr4" style:family="graphic" style:parent-style-name="standard">
      <style:graphic-properties draw:fill="solid" draw:fill-color="#ccccff" draw:textarea-horizontal-align="center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78cm"/>
    </style:style>
    <style:style style:name="gr7" style:family="graphic" style:parent-style-name="objectwithoutfill">
      <style:graphic-properties draw:marker-end="Arrow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paragraph-properties fo:text-align="center"/>
      <style:text-properties fo:font-family="Courier" style:font-style-name="Regular" style:font-family-generic="modern" style:font-pitch="fixed" fo:font-size="24pt" fo:font-weight="normal" style:font-size-asian="24pt"/>
    </style:style>
    <style:style style:name="P4" style:family="paragraph">
      <style:paragraph-properties fo:text-align="center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.264cm" svg:height="1.078cm" svg:x="0.829cm" svg:y="2.94cm">
          <text:p text:style-name="P1"><text:span text:style-name="T1">a</text:span></text:p>
        </draw:rect>
        <draw:rect draw:style-name="gr1" draw:text-style-name="P2" draw:layer="layout" svg:width="1.264cm" svg:height="1.078cm" svg:x="4.882cm" svg:y="2.977cm">
          <text:p text:style-name="P1"><text:span text:style-name="T1">b</text:span></text:p>
        </draw:rect>
        <draw:rect draw:style-name="gr1" draw:text-style-name="P2" draw:layer="layout" svg:width="2.613cm" svg:height="1.078cm" svg:x="1.034cm" svg:y="0.784cm">
          <text:p text:style-name="P1"><text:span text:style-name="T1">main</text:span></text:p>
        </draw:rect>
        <draw:rect draw:style-name="gr1" draw:text-style-name="P2" draw:layer="layout" svg:width="1.264cm" svg:height="1.078cm" svg:x="0.83cm" svg:y="5.709cm">
          <text:p text:style-name="P1"><text:span text:style-name="T1">c</text:span></text:p>
        </draw:rect>
        <draw:rect draw:style-name="gr1" draw:text-style-name="P2" draw:layer="layout" svg:width="1.264cm" svg:height="1.078cm" svg:x="4.881cm" svg:y="5.672cm">
          <text:p text:style-name="P1"><text:span text:style-name="T1">d</text:span></text:p>
        </draw:rect>
        <draw:line draw:style-name="gr2" draw:text-style-name="P3" draw:layer="layout" svg:x1="1.498cm" svg:y1="4.018cm" svg:x2="1.511cm" svg:y2="5.506cm">
          <text:p text:style-name="P1"/>
        </draw:line>
        <draw:line draw:style-name="gr2" draw:text-style-name="P3" draw:layer="layout" svg:x1="5.627cm" svg:y1="4.02cm" svg:x2="5.617cm" svg:y2="5.579cm">
          <text:p text:style-name="P1"/>
        </draw:line>
        <draw:line draw:style-name="gr2" draw:text-style-name="P3" draw:layer="layout" svg:x1="2.382cm" svg:y1="3.795cm" svg:x2="5.171cm" svg:y2="5.505cm">
          <text:p text:style-name="P1"/>
        </draw:line>
        <draw:line draw:style-name="gr2" draw:text-style-name="P3" draw:layer="layout" svg:x1="2.308cm" svg:y1="1.936cm" svg:x2="1.453cm" svg:y2="2.902cm">
          <text:p text:style-name="P1"/>
        </draw:line>
        <draw:line draw:style-name="gr2" draw:text-style-name="P3" draw:layer="layout" svg:x1="2.168cm" svg:y1="3.497cm" svg:x2="4.87cm" svg:y2="3.495cm">
          <text:p text:style-name="P1"/>
        </draw:line>
        <draw:line draw:style-name="gr2" draw:text-style-name="P3" draw:layer="layout" svg:x1="3.684cm" svg:y1="1.861cm" svg:x2="5.654cm" svg:y2="2.902cm">
          <text:p text:style-name="P1"/>
        </draw:line>
        <draw:rect draw:style-name="gr3" draw:text-style-name="P4" draw:layer="layout" svg:width="1.933cm" svg:height="3.717cm" svg:x="11.79cm" svg:y="0.635cm">
          <text:p text:style-name="P1"/>
        </draw:rect>
        <draw:rect draw:style-name="gr3" draw:text-style-name="P4" draw:layer="layout" svg:width="5.837cm" svg:height="2.082cm" svg:x="7.812cm" svg:y="5.171cm">
          <text:p text:style-name="P1"/>
        </draw:rect>
        <draw:rect draw:style-name="gr4" draw:text-style-name="P4" draw:layer="layout" svg:width="3.22cm" svg:height="3.593cm" svg:x="7.812cm" svg:y="0.635cm">
          <text:p text:style-name="P1"/>
        </draw:rect>
        <draw:rect draw:style-name="gr1" draw:text-style-name="P2" draw:layer="layout" svg:width="1.264cm" svg:height="1.078cm" svg:x="8.006cm" svg:y="2.94cm">
          <text:p text:style-name="P1"><text:span text:style-name="T1">a</text:span></text:p>
        </draw:rect>
        <draw:rect draw:style-name="gr1" draw:text-style-name="P2" draw:layer="layout" svg:width="1.264cm" svg:height="1.078cm" svg:x="12.059cm" svg:y="2.977cm">
          <text:p text:style-name="P1"><text:span text:style-name="T1">b</text:span></text:p>
        </draw:rect>
        <draw:rect draw:style-name="gr1" draw:text-style-name="P2" draw:layer="layout" svg:width="2.613cm" svg:height="1.078cm" svg:x="8.211cm" svg:y="0.784cm">
          <text:p text:style-name="P1"><text:span text:style-name="T1">main</text:span></text:p>
        </draw:rect>
        <draw:rect draw:style-name="gr1" draw:text-style-name="P2" draw:layer="layout" svg:width="1.264cm" svg:height="1.078cm" svg:x="8.007cm" svg:y="5.709cm">
          <text:p text:style-name="P1"><text:span text:style-name="T1">c</text:span></text:p>
        </draw:rect>
        <draw:rect draw:style-name="gr1" draw:text-style-name="P2" draw:layer="layout" svg:width="1.264cm" svg:height="1.078cm" svg:x="12.058cm" svg:y="5.672cm">
          <text:p text:style-name="P1"><text:span text:style-name="T1">d</text:span></text:p>
        </draw:rect>
        <draw:frame draw:style-name="gr5" draw:layer="layout" svg:width="1.695cm" svg:height="1.174cm" svg:x="9.295cm" svg:y="2.233cm">
          <draw:text-box>
            <text:p text:style-name="P1">Appl</text:p>
          </draw:text-box>
        </draw:frame>
        <draw:frame draw:style-name="gr6" draw:layer="layout" svg:width="1.178cm" svg:height="1.174cm" svg:x="12.236cm" svg:y="1.527cm">
          <draw:text-box>
            <text:p text:style-name="P1">DB</text:p>
          </draw:text-box>
        </draw:frame>
        <draw:frame draw:style-name="gr6" draw:layer="layout" svg:width="1.179cm" svg:height="1.174cm" svg:x="10.08cm" svg:y="5.802cm">
          <draw:text-box>
            <text:p text:style-name="P1">Lib</text:p>
          </draw:text-box>
        </draw:frame>
        <draw:rect draw:style-name="gr3" draw:text-style-name="P4" draw:layer="layout" svg:width="1.933cm" svg:height="3.717cm" svg:x="18.901cm" svg:y="0.635cm">
          <text:p text:style-name="P1"/>
        </draw:rect>
        <draw:rect draw:style-name="gr3" draw:text-style-name="P4" draw:layer="layout" svg:width="5.837cm" svg:height="2.082cm" svg:x="14.923cm" svg:y="5.171cm">
          <text:p text:style-name="P1"/>
        </draw:rect>
        <draw:rect draw:style-name="gr3" draw:text-style-name="P4" draw:layer="layout" svg:width="3.309cm" svg:height="3.643cm" svg:x="14.923cm" svg:y="0.635cm">
          <text:p text:style-name="P1"/>
        </draw:rect>
        <draw:line draw:style-name="gr2" draw:text-style-name="P3" draw:layer="layout" svg:x1="16.555cm" svg:y1="4.248cm" svg:x2="16.567cm" svg:y2="5.112cm">
          <text:p text:style-name="P1"/>
        </draw:line>
        <draw:line draw:style-name="gr2" draw:text-style-name="P3" draw:layer="layout" svg:x1="19.91cm" svg:y1="4.382cm" svg:x2="19.91cm" svg:y2="5.189cm">
          <text:p text:style-name="P1"/>
        </draw:line>
        <draw:line draw:style-name="gr2" draw:text-style-name="P3" draw:layer="layout" svg:x1="18.301cm" svg:y1="2.536cm" svg:x2="18.95cm" svg:y2="2.537cm">
          <text:p text:style-name="P1"/>
        </draw:line>
        <draw:frame draw:style-name="gr5" draw:layer="layout" svg:width="1.695cm" svg:height="1.174cm" svg:x="15.789cm" svg:y="2.003cm">
          <draw:text-box>
            <text:p text:style-name="P1">Appl</text:p>
          </draw:text-box>
        </draw:frame>
        <draw:frame draw:style-name="gr6" draw:layer="layout" svg:width="1.178cm" svg:height="1.174cm" svg:x="19.463cm" svg:y="2.028cm">
          <draw:text-box>
            <text:p text:style-name="P1">DB</text:p>
          </draw:text-box>
        </draw:frame>
        <draw:frame draw:style-name="gr6" draw:layer="layout" svg:width="1.179cm" svg:height="1.174cm" svg:x="17.191cm" svg:y="5.802cm">
          <draw:text-box>
            <text:p text:style-name="P1">Lib</text:p>
          </draw:text-box>
        </draw:frame>
        <draw:polyline draw:style-name="gr7" draw:layer="layout" svg:width="1.615cm" svg:height="1.229cm" svg:x="14.338cm" svg:y="3.421cm" svg:viewBox="0 0 1616 1230" draw:points="1615,832 1615,1229 0,1229 0,0 636,0">
          <text:p text:style-name="P1"/>
        </draw:polyline>
        <draw:frame draw:style-name="gr8" draw:layer="layout" svg:width="0.946cm" svg:height="1.174cm" svg:x="2.959cm" svg:y="7.573cm">
          <draw:text-box>
            <text:p text:style-name="P1">(a)</text:p>
          </draw:text-box>
        </draw:frame>
        <draw:frame draw:style-name="gr9" draw:layer="layout" svg:width="0.993cm" svg:height="1.174cm" svg:x="10.109cm" svg:y="7.533cm">
          <draw:text-box>
            <text:p text:style-name="P1">(b)</text:p>
          </draw:text-box>
        </draw:frame>
        <draw:frame draw:style-name="gr8" draw:layer="layout" svg:width="0.946cm" svg:height="1.174cm" svg:x="17.259cm" svg:y="7.458cm">
          <draw:text-box>
            <text:p text:style-name="P1">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3-09-08T23:11:34</meta:creation-date>
    <dc:date>2003-11-01T22:21:26</dc:date>
    <dc:language>en-US</dc:language>
    <meta:editing-cycles>8</meta:editing-cycles>
    <meta:editing-duration>PT8H8M34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